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Heading_20_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style:font-size-complex="14pt"/>
    </style:style>
    <style:style style:name="T5" style:family="text">
      <style:text-properties style:font-name="Times New Roman" fo:font-size="14pt" fo:language="en" fo:country="US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51cm" svg:height="0.771cm" draw:z-index="0"><draw:image xlink:href="../../odt_eng/images/0102.png" xlink:type="simple" xlink:show="embed" xlink:actuate="onLoad"/></draw:frame></text:span></text:span></text:p>
          </table:table-cell>
          <table:table-cell table:style-name="Таблица1.B1" office:value-type="string">
            <text:h text:style-name="P6" text:outline-level="1">Multiplication of vector elements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85cm" svg:height="1.431cm" draw:z-index="0"><draw:image xlink:href="../../odt_eng/images/0102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is </text:span></text:span><text:span text:style-name="Основной_20_шрифт_20_абзаца"><text:span text:style-name="T3">vectorized </text:span></text:span><text:span text:style-name="Основной_20_шрифт_20_абзаца"><text:span text:style-name="T2">and implements the multiplication of all elements of input vectors. The output is a scalar </text:span></text:span><text:span text:style-name="Основной_20_шрифт_20_абзаца"><text:span text:style-name="T2">value:</text:span></text:span></text:p>
            <text:p text:style-name="P4"><draw:frame draw:style-name="fr3" draw:name="Object1" text:anchor-type="as-char" svg:width="8.52cm" svg:height="0.686cm" draw:z-index="0"><draw:object xlink:href="./Object 7" xlink:type="simple" xlink:show="embed" xlink:actuate="onLoad"/><draw:image xlink:href="./ObjectReplacements/Object 7" xlink:type="simple" xlink:show="embed" xlink:actuate="onLoad"/><svg:title>formula</svg:title></draw:frame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Object2" text:anchor-type="as-char" svg:width="3.445cm" svg:height="0.621cm" draw:z-index="0"><draw:object xlink:href="./Object 8" xlink:type="simple" xlink:show="embed" xlink:actuate="onLoad"/><draw:image xlink:href="./ObjectReplacements/Object 8" xlink:type="simple" xlink:show="embed" xlink:actuate="onLoad"/><svg:title>formula</svg:title></draw:frame></text:span></text:span><text:span text:style-name="Основной_20_шрифт_20_абзаца"><text:span text:style-name="T2">are for vectors of unit input signals (elements of vectors </text:span></text:span><text:span text:style-name="Основной_20_шрифт_20_абзаца"><text:span text:style-name="T2"><text:s/></text:span></text:span><text:span text:style-name="Основной_20_шрифт_20_абзаца"><text:span text:style-name="T2"><draw:frame draw:style-name="fr3" draw:name="Object4" text:anchor-type="as-char" svg:width="3.052cm" svg:height="0.621cm" draw:z-index="0"><draw:object xlink:href="./Object 9" xlink:type="simple" xlink:show="embed" xlink:actuate="onLoad"/><draw:image xlink:href="./ObjectReplacements/Object 9" xlink:type="simple" xlink:show="embed" xlink:actuate="onLoad"/><svg:title>formula</svg:title></draw:frame></text:span></text:span><text:span text:style-name="Основной_20_шрифт_20_абзаца"><text:span text:style-name="T2">),</text:span></text:span><text:span text:style-name="Основной_20_шрифт_20_абзаца"><text:span text:style-name="T2"><draw:frame draw:style-name="fr3" draw:name="Object3" text:anchor-type="as-char" svg:width="1.087cm" svg:height="0.564cm" draw:z-index="0"><draw:object xlink:href="./Object 10" xlink:type="simple" xlink:show="embed" xlink:actuate="onLoad"/><draw:image xlink:href="./ObjectReplacements/Object 10" xlink:type="simple" xlink:show="embed" xlink:actuate="onLoad"/><svg:title>formula</svg:title></draw:frame></text:span></text:span><text:span text:style-name="Основной_20_шрифт_20_абзаца"><text:span text:style-name="T2">is for unit output signal</text:span></text:span><text:span text:style-name="Основной_20_шрифт_20_абзаца"><text:span text:style-name="T2">,</text:span></text:span><text:span text:style-name="Основной_20_шрифт_20_абзаца"><text:span text:style-name="T2"><draw:frame draw:style-name="fr3" draw:name="Object5" text:anchor-type="as-char" svg:width="1.939cm" svg:height="0.621cm" draw:z-index="0"><draw:object xlink:href="./Object 11" xlink:type="simple" xlink:show="embed" xlink:actuate="onLoad"/><draw:image xlink:href="./ObjectReplacements/Object 11" xlink:type="simple" xlink:show="embed" xlink:actuate="onLoad"/><svg:title>formula</svg:title></draw:frame></text:span></text:span><text:span text:style-name="Основной_20_шрифт_20_абзаца"><text:span text:style-name="T2"> </text:span></text:span><text:span text:style-name="Основной_20_шрифт_20_абзаца"><text:span text:style-name="T2">are for input weight factors</text:span></text:span><text:span text:style-name="Основной_20_шрифт_20_абзаца"><text:span text:style-name="T2">.</text:span></text:span></text:p>
            <text:p text:style-name="Text_20_body"><text:span text:style-name="Основной_20_шрифт_20_абзаца"><text:span text:style-name="T3">Properties</text:span></text:span>:</text:p>
            <text:list xml:id="list7601223124368947148" text:style-name="L1">
              <text:list-item>
                <text:p text:style-name="P7"><text:span text:style-name="Основной_20_шрифт_20_абзаца"><text:span text:style-name="T4">Input weight factors are numerals</text:span></text:span><text:span text:style-name="Основной_20_шрифт_20_абзаца"><text:span text:style-name="T4"><draw:frame draw:style-name="fr3" draw:name="Object6" text:anchor-type="as-char" svg:width="1.633cm" svg:height="0.621cm" draw:z-index="0"><draw:object xlink:href="./Object 12" xlink:type="simple" xlink:show="embed" xlink:actuate="onLoad"/><draw:image xlink:href="./ObjectReplacements/Object 12" xlink:type="simple" xlink:show="embed" xlink:actuate="onLoad"/><svg:title>formula</svg:title></draw:frame></text:span></text:span><text:span text:style-name="Основной_20_шрифт_20_абзаца"><text:span text:style-name="T4">the values of input ports of the unit are multiplied by. Number of input ports of the unit is equal to the </text:span></text:span><text:span text:style-name="Основной_20_шрифт_20_абзаца"><text:span text:style-name="T5">dimension</text:span></text:span><text:span text:style-name="Основной_20_шрифт_20_абзаца"><text:span text:style-name="T4"> <text:s/>of this parameter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еремножение элементов вектора</dc:title>
    <meta:initial-creator>hp</meta:initial-creator>
    <meta:creation-date>2012-02-15T19:52:00</meta:creation-date>
    <dc:date>2012-03-05T19:55:42.03</dc:date>
    <meta:editing-cycles>4</meta:editing-cycles>
    <meta:editing-duration>PT3H14M12S</meta:editing-duration>
    <meta:document-statistic meta:character-count="486" meta:image-count="2" meta:object-count="6" meta:page-count="1" meta:paragraph-count="10" meta:table-count="1" meta:word-count="84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02.odt/Normal.dotm"/>
  </office:meta>
</office:document-meta>
</file>

<file path=Object 10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1/content.xml><?xml version="1.0" encoding="utf-8"?>
<math xmlns="http://www.w3.org/1998/Math/MathML">
  <semantics>
    <mrow>
      <msub>
        <mi>a</mi>
        <mn>1</mn>
      </msub>
      <mi>,</mi>
      <msub>
        <mi>a</mi>
        <mn>2</mn>
      </msub>
      <mi>,</mi>
      <mn>...</mn>
    </mrow>
    <annotation encoding="StarMath 5.0">a_1 , a_2 , ...</annotation>
  </semantics>
</math>
</file>

<file path=Object 12/content.xml><?xml version="1.0" encoding="utf-8"?>
<math xmlns="http://www.w3.org/1998/Math/MathML">
  <semantics>
    <mrow>
      <msub>
        <mi>a</mi>
        <mn>1,</mn>
      </msub>
      <msub>
        <mi>a</mi>
        <mn>2,</mn>
      </msub>
      <mn>...</mn>
    </mrow>
    <annotation encoding="StarMath 5.0">a_1,a_2,...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n>1</mn>
          </msub>
          <mo stretchy="false">⋅</mo>
          <mrow>
            <mo stretchy="false">∑</mo>
            <mrow>
              <msub>
                <mi>u</mi>
                <mrow>
                  <mn>1,</mn>
                  <mi>i</mi>
                </mrow>
              </msub>
              <mrow>
                <mo stretchy="false">(</mo>
                <mrow>
                  <mi>t</mi>
                </mrow>
                <mo stretchy="false">)</mo>
              </mrow>
            </mrow>
          </mrow>
        </mrow>
      </mrow>
      <mrow>
        <mi/>
        <mo stretchy="false">×</mo>
        <mi/>
      </mrow>
      <mrow>
        <msub>
          <mi>a</mi>
          <mn>2</mn>
        </msub>
        <mo stretchy="false">⋅</mo>
        <mrow>
          <mo stretchy="false">∑</mo>
          <mrow>
            <msub>
              <mi>u</mi>
              <mrow>
                <mn>1,</mn>
                <mi>i</mi>
              </mrow>
            </msub>
            <mrow>
              <mo stretchy="false">(</mo>
              <mrow>
                <mi>t</mi>
              </mrow>
              <mo stretchy="false">)</mo>
            </mrow>
          </mrow>
        </mrow>
      </mrow>
      <mrow>
        <mi/>
        <mo stretchy="false">×</mo>
        <mi/>
      </mrow>
      <mn>...</mn>
    </mrow>
    <annotation encoding="StarMath 5.0">y(t) = a_1 cdot sum {u_{1,i}(t)} ~times~ a_2 cdot sum {u_{1,i}(t)} ~times~ ...</annotation>
  </semantics>
</math>
</file>

<file path=Object 8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  <mi>,</mi>
      <msub>
        <mi>u</mi>
        <mrow>
          <mn>2,</mn>
          <mi>i</mi>
        </mrow>
      </msub>
      <mrow>
        <mo stretchy="false">(</mo>
        <mrow>
          <mi>t</mi>
        </mrow>
        <mo stretchy="false">)</mo>
      </mrow>
      <mi>,</mi>
      <mn>...</mn>
    </mrow>
    <annotation encoding="StarMath 5.0">u_{1,i}(t), u_{2,i}(t), ...</annotation>
  </semantics>
</math>
</file>

<file path=Object 9/content.xml><?xml version="1.0" encoding="utf-8"?>
<math xmlns="http://www.w3.org/1998/Math/MathML">
  <semantics>
    <mrow>
      <msub>
        <mi>u</mi>
        <mrow>
          <mn>1</mn>
        </mrow>
      </msub>
      <mrow>
        <mo stretchy="false">(</mo>
        <mrow>
          <mi>t</mi>
        </mrow>
        <mo stretchy="false">)</mo>
      </mrow>
      <mi>,</mi>
      <msub>
        <mi>u</mi>
        <mrow>
          <mn>2</mn>
        </mrow>
      </msub>
      <mrow>
        <mo stretchy="false">(</mo>
        <mrow>
          <mi>t</mi>
        </mrow>
        <mo stretchy="false">)</mo>
      </mrow>
      <mi>,</mi>
      <mn>...</mn>
    </mrow>
    <annotation encoding="StarMath 5.0">u_{1}(t), u_{2}(t), ...</annotation>
  </semantics>
</math>
</file>